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table:number-columns-repeated="2"/>
          <table:table-cell table:formula="of:=[.C10] + [.D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 + [.D11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2] + [.D1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 + [.D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 + [.D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 + [.D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] + [.D1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 + [.D1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9] + [.D1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0] + [.D2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string" calcext:value-type="string">
            <text:p>rev Int (tail Int (rev Int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 + [.D2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table:number-columns-repeated="3"/>
          <table:table-cell table:formula="of:=[.C22] + [.D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3] + [.D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4] + [.D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5] + [.D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6] + [.D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7] + [.D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 + 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 + 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 + 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 + 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p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rop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0:33:27.996061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5T21:43:22.225049491</dc:date>
    <meta:generator>LibreOffice/4.2.8.2$Linux_X86_64 LibreOffice_project/420m0$Build-2</meta:generator>
    <meta:editing-duration>PT5H5M4S</meta:editing-duration>
    <meta:editing-cycles>8</meta:editing-cycles>
    <meta:document-statistic meta:table-count="1" meta:cell-count="194" meta:object-count="0"/>
  </office:meta>
</office:document-meta>
</file>